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Preformatted_20_Text">
      <style:text-properties officeooo:rsid="001a5778" officeooo:paragraph-rsid="001a5778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Standard">
      <style:text-properties officeooo:rsid="001a5778" officeooo:paragraph-rsid="001a5778"/>
    </style:style>
    <style:style style:name="P5" style:family="paragraph" style:parent-style-name="Standard">
      <style:text-properties officeooo:rsid="001a5778" officeooo:paragraph-rsid="00210da5"/>
    </style:style>
    <style:style style:name="P6" style:family="paragraph" style:parent-style-name="Standard">
      <style:text-properties officeooo:rsid="001c311c" officeooo:paragraph-rsid="001c311c"/>
    </style:style>
    <style:style style:name="P7" style:family="paragraph" style:parent-style-name="Standard">
      <style:text-properties officeooo:rsid="001d8d2b" officeooo:paragraph-rsid="001d8d2b"/>
    </style:style>
    <style:style style:name="P8" style:family="paragraph" style:parent-style-name="Standard">
      <style:text-properties officeooo:rsid="001d8d2b" officeooo:paragraph-rsid="001efaa4"/>
    </style:style>
    <style:style style:name="P9" style:family="paragraph" style:parent-style-name="Standard">
      <style:text-properties officeooo:rsid="001f193a" officeooo:paragraph-rsid="001f193a"/>
    </style:style>
    <style:style style:name="P10" style:family="paragraph" style:parent-style-name="Standard">
      <style:text-properties officeooo:rsid="00210da5" officeooo:paragraph-rsid="00210da5"/>
    </style:style>
    <style:style style:name="P11" style:family="paragraph" style:parent-style-name="Standard">
      <style:text-properties fo:font-weight="bold" officeooo:rsid="00210da5" officeooo:paragraph-rsid="00276f63" style:font-weight-asian="bold" style:font-weight-complex="bold"/>
    </style:style>
    <style:style style:name="P12" style:family="paragraph" style:parent-style-name="Standard">
      <style:text-properties fo:font-weight="bold" officeooo:rsid="00210da5" officeooo:paragraph-rsid="0027aab5" style:font-weight-asian="bold" style:font-weight-complex="bold"/>
    </style:style>
    <style:style style:name="P13" style:family="paragraph" style:parent-style-name="Standard">
      <style:text-properties fo:font-weight="bold" officeooo:rsid="002580aa" officeooo:paragraph-rsid="002580aa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a5778" officeooo:paragraph-rsid="001a5778" style:font-weight-asian="bold" style:font-weight-complex="bold"/>
    </style:style>
    <style:style style:name="P15" style:family="paragraph" style:parent-style-name="Standard">
      <style:text-properties officeooo:rsid="0021a284" officeooo:paragraph-rsid="0021a284"/>
    </style:style>
    <style:style style:name="P16" style:family="paragraph" style:parent-style-name="Standard">
      <style:text-properties fo:font-weight="normal" officeooo:rsid="002580aa" officeooo:paragraph-rsid="002580aa" style:font-weight-asian="normal" style:font-weight-complex="normal"/>
    </style:style>
    <style:style style:name="P17" style:family="paragraph" style:parent-style-name="Text_20_body">
      <style:text-properties fo:font-size="14pt" fo:font-weight="normal" officeooo:rsid="002580aa" officeooo:paragraph-rsid="002580aa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fo:font-weight="normal" officeooo:rsid="00284af4" officeooo:paragraph-rsid="00284af4" style:font-size-asian="14pt" style:font-weight-asian="normal" style:font-size-complex="14pt" style:font-weight-complex="normal"/>
    </style:style>
    <style:style style:name="T1" style:family="text">
      <style:text-properties officeooo:rsid="001d8d2b"/>
    </style:style>
    <style:style style:name="T2" style:family="text">
      <style:text-properties officeooo:rsid="00210da5"/>
    </style:style>
    <style:style style:name="T3" style:family="text">
      <style:text-properties officeooo:rsid="002580a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76f63" style:font-weight-asian="normal" style:font-weight-complex="normal"/>
    </style:style>
    <style:style style:name="T6" style:family="text">
      <style:text-properties fo:font-weight="normal" officeooo:rsid="0027aab5" style:font-weight-asian="normal" style:font-weight-complex="normal"/>
    </style:style>
    <style:style style:name="T7" style:family="text">
      <style:text-properties officeooo:rsid="0027d1b7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Yolov5 on jetson orin nano:</text:p>
      <text:p text:style-name="P14">Setup:</text:p>
      <text:p text:style-name="P4">jetpack: 5.1.2</text:p>
      <text:p text:style-name="P6">Pytorch v1.12.0</text:p>
      <text:p text:style-name="P6">torchvision v<text:span text:style-name="T2">0.13.0</text:span></text:p>
      <text:p text:style-name="P4">Step 1 Install Pytorch <text:span text:style-name="T1">and Torchvision</text:span>:</text:p>
      <text:p text:style-name="P10">step2 Install yolov5</text:p>
      <text:p text:style-name="P10"/>
      <text:p text:style-name="P15">Step 0”</text:p>
      <text:p text:style-name="P15">sudo pip3 install -U jetson-stats</text:p>
      <text:p text:style-name="P15">sudo systemctl restart jtop.service</text:p>
      <text:p text:style-name="P15">sudo jtop</text:p>
      <text:p text:style-name="P15"/>
      <text:p text:style-name="P5">Step 1 Install Pytorch <text:span text:style-name="T1">and Torchvision</text:span>:</text:p>
      <text:p text:style-name="P7">a) Torch</text:p>
      <text:p text:style-name="P10">Link: <text:a xlink:type="simple" xlink:href="https://forums.developer.nvidia.com/t/how-to-install-yolov5-on-jetson-agx-orin/219699" text:style-name="Internet_20_link" text:visited-style-name="Visited_20_Internet_20_Link">https://forums.developer.nvidia.com/t/how-to-install-yolov5-on-jetson-agx-orin/219699</text:a></text:p>
      <text:p text:style-name="P4">Link: <text:a xlink:type="simple" xlink:href="https://forums.developer.nvidia.com/t/pytorch-for-jetson/72048" text:style-name="Internet_20_link" text:visited-style-name="Visited_20_Internet_20_Link">https://forums.developer.nvidia.com/t/pytorch-for-jetson/72048</text:a></text:p>
      <text:p text:style-name="P4"/>
      <text:p text:style-name="P2"><text:span text:style-name="Source_20_Text"># substitute the link URL and wheel filename from the desired torch version above</text:span></text:p>
      <text:p text:style-name="Preformatted_20_Text"><text:span text:style-name="Source_20_Text">wget https://developer.download.nvidia.com/compute/redist/jp/v50/pytorch/torch-1.12.0a0+2c916ef.nv22.3-cp38-cp38-linux_aarch64.whl -O </text:span><text:a xlink:type="simple" xlink:href="https://developer.download.nvidia.com/compute/redist/jp/v50/pytorch/torch-1.12.0a0+2c916ef.nv22.3-cp38-cp38-linux_aarch64.whl" text:style-name="Internet_20_link" text:visited-style-name="Visited_20_Internet_20_Link"><text:span text:style-name="Source_20_Text">torch-1.12.0a0+2c916ef.nv22.3-cp38-cp38-linux_aarch64.whl</text:span></text:a></text:p>
      <text:p text:style-name="Preformatted_20_Text"/>
      <text:p text:style-name="Preformatted_20_Text"><text:span text:style-name="Source_20_Text">sudo apt-get install python3-pip libopenblas-base libopenmpi-dev libomp-dev</text:span></text:p>
      <text:p text:style-name="Preformatted_20_Text"><text:span text:style-name="Source_20_Text">pip3 install 'Cython&lt;3'</text:span></text:p>
      <text:p text:style-name="P3"><text:span text:style-name="Source_20_Text">pip3 install numpy </text:span><text:a xlink:type="simple" xlink:href="https://developer.download.nvidia.com/compute/redist/jp/v50/pytorch/torch-1.12.0a0+2c916ef.nv22.3-cp38-cp38-linux_aarch64.whl" text:style-name="Internet_20_link" text:visited-style-name="Visited_20_Internet_20_Link"><text:span text:style-name="Source_20_Text">torch-1.12.0a0+2c916ef.nv22.3-cp38-cp38-linux_aarch64.whl</text:span></text:a></text:p>
      <text:p text:style-name="P9">Check: <text:s/>python3 -c "import torch; print(torch.__version__); print(torch.cuda.is_available())"</text:p>
      <text:p text:style-name="P9">1.12.0a0+2c916ef.nv22.3</text:p>
      <text:p text:style-name="P9">True</text:p>
      <text:p text:style-name="P4"/>
      <text:p text:style-name="P7">b) Torch Vision v0.13.0</text:p>
      <text:p text:style-name="P7">$ sudo apt-get install libjpeg-dev zlib1g-dev libpython3-dev libopenblas-dev libavcodec-dev libavformat-dev libswscale-dev</text:p>
      <text:p text:style-name="P8">$ git clone --branch v0.13.0 https://github.com/pytorch/vision torchvision <text:s text:c="2"/># see below for version of torchvision to download</text:p>
      <text:p text:style-name="P7">$ cd torch vision</text:p>
      <text:p text:style-name="P8">$ export BUILD_VERSION=0.13.0 <text:s/># where 0.x.0 is the torchvision version <text:s/></text:p>
      <text:p text:style-name="P7">$ python3 setup.py install --user</text:p>
      <text:p text:style-name="P7">$ cd ../ <text:s/># attempting to load torchvision from build dir will result in import error</text:p>
      <text:p text:style-name="P7">$ pip install 'pillow&lt;7' # always needed for Python 2.7, not needed torchvision v0.5.0+ with Python 3.6</text:p>
      <text:p text:style-name="P7"/>
      <text:p text:style-name="P15">Check: python3 -c "import torchvision; print(torchvision.__version__)"</text:p>
      <text:p text:style-name="P15">0.13.0</text:p>
      <text:p text:style-name="P7"/>
      <text:p text:style-name="P11">step2 Install yolov5</text:p>
      <text:p text:style-name="P11"><text:span text:style-name="T4">git clone </text:span><text:a xlink:type="simple" xlink:href="https://github.com/ultralytics/yolov5" text:style-name="Internet_20_link" text:visited-style-name="Visited_20_Internet_20_Link"><text:span text:style-name="T4">https://github.com/ultralytics/yolov5</text:span></text:a></text:p>
      <text:p text:style-name="P11"><text:span text:style-name="T4">cd yolov5/</text:span></text:p>
      <text:p text:style-name="P11"><text:span text:style-name="T4">gedit requirements.txt</text:span></text:p>
      <text:p text:style-name="P12"><text:span text:style-name="T5">comment torch and torch vision lines</text:span></text:p>
      <text:p text:style-name="P12"><text:soft-page-break/><text:span text:style-name="T5">pip3 install -r requirements.txt </text:span></text:p>
      <text:p text:style-name="P12"><text:span text:style-name="T5"/></text:p>
      <text:p text:style-name="P12"><text:span text:style-name="T6">To check attach camera and run the following command:</text:span></text:p>
      <text:p text:style-name="P12"><text:span text:style-name="T6">python3 detect.py --source 0 --weights yolov5s.pt</text:span><text:line-break/></text:p>
      <text:p text:style-name="P13">Step3 Build openCV with cuda and gstreamer:</text:p>
      <text:p text:style-name="P16"><text:a xlink:type="simple" xlink:href="https://github.com/AastaNV/JEP/tree/master/script" text:style-name="Internet_20_link" text:visited-style-name="Visited_20_Internet_20_Link">https://github.com/AastaNV/JEP/tree/master/script</text:a></text:p>
      <text:h text:style-name="P1" text:outline-level="1"><text:span text:style-name="T3">a)Download this file from github: “i</text:span>nstall_opencv4.6.0_Jetpack5.sh”</text:h>
      <text:p text:style-name="P17">b) sudo chmod +x <text:s/>install_opencv4.6.0_Jetpack5.sh</text:p>
      <text:p text:style-name="P18">c) remove v4l2ucp from line 32</text:p>
      <text:p text:style-name="P17">c) ./install_opencv4.6.0_Jetpack5.sh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8T10:49:01.591079984</meta:creation-date>
    <meta:generator>LibreOffice/6.4.7.2$Linux_AARCH64 LibreOffice_project/40$Build-2</meta:generator>
    <dc:date>2025-02-28T12:05:12.145671306</dc:date>
    <meta:editing-duration>PT55M46S</meta:editing-duration>
    <meta:editing-cycles>13</meta:editing-cycles>
    <meta:document-statistic meta:table-count="0" meta:image-count="0" meta:object-count="0" meta:page-count="2" meta:paragraph-count="47" meta:word-count="243" meta:character-count="2200" meta:non-whitespace-character-count="1998"/>
  </office:meta>
</office:document-meta>
</file>